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7f7f8"/>
      <style:paragraph-properties fo:margin-top="0in" fo:margin-bottom="0.2083in" style:contextual-spacing="false" fo:background-color="#f7f7f8" fo:padding="0in" fo:border="0.26pt solid #d9d9e3" style:shadow="none"/>
    </style:style>
    <style:style style:name="P2" style:family="paragraph" style:parent-style-name="Normal_20__28_Web_29_">
      <loext:graphic-properties draw:fill="solid" draw:fill-color="#f7f7f8"/>
      <style:paragraph-properties fo:margin-top="0.2083in" fo:margin-bottom="0.2083in" style:contextual-spacing="false" fo:background-color="#f7f7f8" fo:padding="0in" fo:border="0.26pt solid #d9d9e3" style:shadow="none"/>
    </style:style>
    <style:style style:name="P3" style:family="paragraph" style:parent-style-name="Standard" style:list-style-name="WWNum2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4" style:family="paragraph" style:parent-style-name="Standard" style:list-style-name="WWNum3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5" style:family="paragraph" style:parent-style-name="Standard" style:list-style-name="WWNum4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6" style:family="paragraph" style:parent-style-name="Standard" style:list-style-name="WWNum5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7" style:family="paragraph" style:parent-style-name="Standard" style:list-style-name="WWNum6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8" style:family="paragraph" style:parent-style-name="Standard" style:list-style-name="WWNum7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9" style:family="paragraph" style:parent-style-name="Standard" style:list-style-name="WWNum8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10" style:family="paragraph" style:parent-style-name="Standard" style:list-style-name="WWNum9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P11" style:family="paragraph" style:parent-style-name="Standard" style:list-style-name="WWNum10">
      <loext:graphic-properties draw:fill="solid" draw:fill-color="#f7f7f8"/>
      <style:paragraph-properties fo:margin-top="0in" fo:margin-bottom="0in" style:contextual-spacing="false" fo:line-height="100%" fo:background-color="#f7f7f8" fo:padding-left="0.0693in" fo:padding-right="0in" fo:padding-top="0in" fo:padding-bottom="0in" fo:border="0.26pt solid #d9d9e3" style:shadow="none"/>
    </style:style>
    <style:style style:name="T1" style:family="text">
      <style:text-properties fo:color="#374151" loext:opacity="100%" style:font-name="Segoe UI" style:font-name-complex="Segoe UI1" loext:padding="0in" loext:border="0.26pt solid #d9d9e3" loext:shadow="none"/>
    </style:style>
    <style:style style:name="T2" style:family="text">
      <style:text-properties fo:color="#374151" loext:opacity="100%" style:font-name="Segoe UI" style:font-name-complex="Segoe UI1"/>
    </style:style>
    <style:style style:name="T3" style:family="text">
      <style:text-properties fo:color="#374151" loext:opacity="100%" style:font-name="Segoe UI" fo:background-color="#f7f7f8" loext:char-shading-value="0" style:font-name-complex="Segoe UI1"/>
    </style:style>
    <style:style style:name="T4" style:family="text">
      <style:text-properties style:font-name="Segoe UI" style:font-name-complex="Segoe UI1" loext:padding="0in" loext:border="0.26pt solid #d9d9e3" loext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Strong"><text:span text:style-name="T1">CV: Philip Njoroge</text:span></text:span><text:span text:style-name="T1"/></text:p>
      <text:p text:style-name="P2" loext:marker-style-name="T2"><text:span text:style-name="Strong"><text:span text:style-name="T1">Contact Information:</text:span></text:span><text:span text:style-name="T1"/></text:p>
      <text:list text:style-name="WWNum2">
        <text:list-item>
          <text:p text:style-name="P3" loext:marker-style-name="T2"><text:span text:style-name="Strong"><text:span text:style-name="T1">Name:</text:span></text:span><text:span text:style-name="T2"> Philip Njoroge</text:span></text:p>
        </text:list-item>
        <text:list-item>
          <text:p text:style-name="P3" loext:marker-style-name="T2"><text:span text:style-name="Strong"><text:span text:style-name="T1">Email:</text:span></text:span><text:span text:style-name="T2"> </text:span><text:a xlink:type="simple" xlink:href="mailto:pnjuguna.main@gmail.com" office:target-frame-name="_new" xlink:show="replace" text:style-name="Internet_20_link" text:visited-style-name="Visited_20_Internet_20_Link"><text:span text:style-name="Internet_20_link"><text:span text:style-name="T4">pnjuguna.main@gmail.com</text:span></text:span></text:a></text:p>
        </text:list-item>
        <text:list-item>
          <text:p text:style-name="P3" loext:marker-style-name="T2"><text:span text:style-name="Strong"><text:span text:style-name="T1">Phone:</text:span></text:span><text:span text:style-name="T2"> +254 748065379</text:span></text:p>
        </text:list-item>
        <text:list-item>
          <text:p text:style-name="P3" loext:marker-style-name="T2"><text:span text:style-name="Strong"><text:span text:style-name="T1">Address:</text:span></text:span><text:span text:style-name="T2"> Nairobi, Kenya</text:span></text:p>
        </text:list-item>
        <text:list-item>
          <text:p text:style-name="P3" loext:marker-style-name="T2"><text:span text:style-name="Strong"><text:span text:style-name="T1">Date of Birth:</text:span></text:span><text:span text:style-name="T2"> 19/11/2001</text:span></text:p>
        </text:list-item>
      </text:list>
      <text:p text:style-name="P2" loext:marker-style-name="T2"><text:span text:style-name="Strong"><text:span text:style-name="T1">Skills:</text:span></text:span><text:span text:style-name="T1"/></text:p>
      <text:list text:style-name="WWNum3">
        <text:list-item>
          <text:p text:style-name="P4" loext:marker-style-name="T2"><text:span text:style-name="Strong"><text:span text:style-name="T1">Programming Languages:</text:span></text:span><text:span text:style-name="T2"> C++, C, JavaScript, HTML, CSS, Shell Scripting</text:span></text:p>
        </text:list-item>
        <text:list-item>
          <text:p text:style-name="P4" loext:marker-style-name="T2"><text:span text:style-name="Strong"><text:span text:style-name="T1">Web Development:</text:span></text:span><text:span text:style-name="T2"> JavaScript, HTML, CSS</text:span></text:p>
        </text:list-item>
        <text:list-item>
          <text:p text:style-name="P4" loext:marker-style-name="T2"><text:span text:style-name="Strong"><text:span text:style-name="T1">Database Administration:</text:span></text:span><text:span text:style-name="T2"> SQL (DDL and DML)</text:span></text:p>
        </text:list-item>
        <text:list-item>
          <text:p text:style-name="P4" loext:marker-style-name="T2"><text:span text:style-name="Strong"><text:span text:style-name="T1">Networking and Subnetting:</text:span></text:span><text:span text:style-name="T2"> Network Administrator</text:span></text:p>
        </text:list-item>
        <text:list-item>
          <text:p text:style-name="P4" loext:marker-style-name="T2"><text:span text:style-name="Strong"><text:span text:style-name="T1">Operating Systems:</text:span></text:span><text:span text:style-name="T2"> Proficient in Linux and windows</text:span></text:p>
        </text:list-item>
        <text:list-item>
          <text:p text:style-name="P4" loext:marker-style-name="T2"><text:span text:style-name="Strong"><text:span text:style-name="T1">Version Control:</text:span></text:span><text:span text:style-name="T2"> Git, GitHub</text:span></text:p>
        </text:list-item>
        <text:list-item>
          <text:p text:style-name="P4" loext:marker-style-name="T2"><text:span text:style-name="Strong"><text:span text:style-name="T1">Communication:</text:span></text:span><text:span text:style-name="T2"> Strong interpersonal and communication skills</text:span></text:p>
        </text:list-item>
      </text:list>
      <text:p text:style-name="P2" loext:marker-style-name="T2"><text:span text:style-name="Strong"><text:span text:style-name="T1">Currently Learning:</text:span></text:span><text:span text:style-name="T1"/></text:p>
      <text:list text:style-name="WWNum4">
        <text:list-item>
          <text:p text:style-name="P5" loext:marker-style-name="T2"><text:span text:style-name="Strong"><text:span text:style-name="T1">Server Administration and Operations:</text:span></text:span><text:span text:style-name="T2"> Cloud-based systems</text:span></text:p>
        </text:list-item>
        <text:list-item>
          <text:p text:style-name="P5" loext:marker-style-name="T2"><text:span text:style-name="Strong"><text:span text:style-name="T1">Virtualization:</text:span></text:span><text:span text:style-name="T2"> Working with virtual machines</text:span></text:p>
        </text:list-item>
        <text:list-item>
          <text:p text:style-name="P5" loext:marker-style-name="T2"><text:span text:style-name="Strong"><text:span text:style-name="T1">Containers:</text:span></text:span><text:span text:style-name="T2"> Docker</text:span></text:p>
        </text:list-item>
        <text:list-item>
          <text:p text:style-name="P5" loext:marker-style-name="T2"><text:span text:style-name="Strong"><text:span text:style-name="T1">Software Designing</text:span></text:span><text:span text:style-name="T1"/></text:p>
        </text:list-item>
        <text:list-item>
          <text:p text:style-name="P5" loext:marker-style-name="T2"><text:span text:style-name="Strong"><text:span text:style-name="T1">Additional Programming Languages:</text:span></text:span><text:span text:style-name="T2"> PHP, JSON, Java, Data Structures and Algorithms (DSA)</text:span></text:p>
        </text:list-item>
        <text:list-item>
          <text:p text:style-name="P5" loext:marker-style-name="T2"><text:span text:style-name="Strong"><text:span text:style-name="T1">JavaScript Libraries:</text:span></text:span><text:span text:style-name="T2"> React and Node.js</text:span></text:p>
        </text:list-item>
      </text:list>
      <text:p text:style-name="P2" loext:marker-style-name="T2"><text:span text:style-name="Strong"><text:span text:style-name="T1">Certifications:</text:span></text:span><text:span text:style-name="T1"/></text:p>
      <text:list text:style-name="WWNum5">
        <text:list-item>
          <text:p text:style-name="P6" loext:marker-style-name="T2"><text:span text:style-name="T2">[List any relevant certifications here]</text:span><text:span text:style-name="T2"/></text:p>
        </text:list-item>
      </text:list>
      <text:p text:style-name="P2" loext:marker-style-name="T2"><text:span text:style-name="Strong"><text:span text:style-name="T1">Short-term Career Goal:</text:span></text:span><text:span text:style-name="T1"/></text:p>
      <text:list text:style-name="WWNum6">
        <text:list-item>
          <text:p text:style-name="P7" loext:marker-style-name="T2"><text:span text:style-name="T3">I aim to leverage my expertise in web development, including JavaScript libraries to enhance the company's online presence. By creating user-friendly and responsive web applications, I will contribute to improving the user experience and increasing online engagement. </text:span><text:span text:style-name="T3"/></text:p>
        </text:list-item>
      </text:list>
      <text:p text:style-name="P2" loext:marker-style-name="T2"><text:span text:style-name="Strong"><text:span text:style-name="T1">Long-term Career Goal:</text:span></text:span><text:span text:style-name="T1"/></text:p>
      <text:list text:style-name="WWNum7">
        <text:list-item>
          <text:p text:style-name="P8" loext:marker-style-name="T2"><text:span text:style-name="T3">In the long term, I aspire to lead a team of developers in the company, overseeing projects that involve cloud-based server administration and virtualization. By </text:span><text:soft-page-break/><text:span text:style-name="T3">implementing containerization solutions like Docker and optimizing software design, I intend to streamline the company's operations, reduce costs, and increase efficiency.</text:span><text:span text:style-name="T3"/></text:p>
        </text:list-item>
      </text:list>
      <text:p text:style-name="P2" loext:marker-style-name="T2"><text:span text:style-name="Strong"><text:span text:style-name="T1">Hobbies:</text:span></text:span><text:span text:style-name="T1"/></text:p>
      <text:list text:style-name="WWNum8">
        <text:list-item>
          <text:p text:style-name="P9" loext:marker-style-name="T2"><text:span text:style-name="T2">Playing football both physically and virtually.</text:span><text:span text:style-name="T2"/></text:p>
        </text:list-item>
        <text:list-item>
          <text:p text:style-name="P9" loext:marker-style-name="T2"><text:span text:style-name="T2">Reading and researching to expand my knowledge.</text:span><text:span text:style-name="T2"/></text:p>
        </text:list-item>
        <text:list-item>
          <text:p text:style-name="P9" loext:marker-style-name="T2"><text:span text:style-name="T2">Watching movies and series.</text:span><text:span text:style-name="T2"/></text:p>
        </text:list-item>
      </text:list>
      <text:p text:style-name="P2" loext:marker-style-name="T2"><text:span text:style-name="Strong"><text:span text:style-name="T1">Communication Channels:</text:span></text:span><text:span text:style-name="T2"> </text:span><text:span text:style-name="Strong"><text:span text:style-name="T1">Official:</text:span></text:span></text:p>
      <text:list text:style-name="WWNum9">
        <text:list-item>
          <text:p text:style-name="P10" loext:marker-style-name="T2"><text:span text:style-name="Strong"><text:span text:style-name="T1">Email:</text:span></text:span><text:span text:style-name="T2"> </text:span><text:a xlink:type="simple" xlink:href="mailto:pnjuguna.main@gmail.com" office:target-frame-name="_new" xlink:show="replace" text:style-name="Internet_20_link" text:visited-style-name="Visited_20_Internet_20_Link"><text:span text:style-name="Internet_20_link"><text:span text:style-name="T4">pnjuguna.main@gmail.com</text:span></text:span></text:a></text:p>
        </text:list-item>
        <text:list-item>
          <text:p text:style-name="P10" loext:marker-style-name="T2"><text:span text:style-name="Strong"><text:span text:style-name="T1">Phone:</text:span></text:span><text:span text:style-name="T2"> +254 748065379</text:span></text:p>
        </text:list-item>
      </text:list>
      <text:p text:style-name="P2" loext:marker-style-name="T2"><text:span text:style-name="Strong"><text:span text:style-name="T1">Social Channels:</text:span></text:span><text:span text:style-name="T1"/></text:p>
      <text:list text:style-name="WWNum10">
        <text:list-item>
          <text:p text:style-name="P11" loext:marker-style-name="T2"><text:span text:style-name="Strong"><text:span text:style-name="T1">LinkedIn:</text:span></text:span><text:span text:style-name="T2"> [Philip Njoroge]</text:span></text:p>
        </text:list-item>
        <text:list-item>
          <text:p text:style-name="P11" loext:marker-style-name="T2"><text:span text:style-name="Strong"><text:span text:style-name="T1">Twitter:</text:span></text:span><text:span text:style-name="T2"> [Philip Njoroge]</text:span></text:p>
        </text:list-item>
        <text:list-item>
          <text:p text:style-name="P11" loext:marker-style-name="T2"><text:span text:style-name="Strong"><text:span text:style-name="T1">GitHub:</text:span></text:span><text:span text:style-name="T2"> [Philip Njoroge]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Kiai</meta:initial-creator>
    <dc:creator>Stephen Kiai</dc:creator>
    <meta:editing-cycles>7</meta:editing-cycles>
    <meta:creation-date>2023-10-28T11:21:00</meta:creation-date>
    <dc:date>2023-10-29T18:58:00</dc:date>
    <meta:editing-duration>PT1H34M</meta:editing-duration>
    <meta:generator>LibreOffice/7.5.5.2$Linux_X86_64 LibreOffice_project/50$Build-2</meta:generator>
    <meta:document-statistic meta:table-count="0" meta:image-count="0" meta:object-count="0" meta:page-count="2" meta:paragraph-count="39" meta:word-count="257" meta:character-count="1831" meta:non-whitespace-character-count="1641"/>
    <meta:user-defined meta:name="AppVersion">16.0000</meta:user-defined>
    <meta:template xlink:type="simple" xlink:actuate="onRequest" xlink:title="Normal" xlink:href=""/>
  </office:meta>
</office:document-meta>
</file>